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text-underline-style="none" fo:font-weight="bold" officeooo:rsid="00163079" officeooo:paragraph-rsid="00174147" style:font-weight-asian="bold" style:font-weight-complex="bold"/>
    </style:style>
    <style:style style:name="P2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74147"/>
    </style:style>
    <style:style style:name="P3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63079"/>
    </style:style>
    <style:style style:name="P4" style:family="paragraph" style:parent-style-name="Text_20_body">
      <style:paragraph-properties fo:margin-left="0.9846in" fo:margin-right="0in" fo:text-align="start" style:justify-single-word="false" fo:text-indent="-0.6in" style:auto-text-indent="false"/>
      <style:text-properties style:font-name="Ubuntu Medium" officeooo:rsid="00163079" officeooo:paragraph-rsid="00189e9f"/>
    </style:style>
    <style:style style:name="P5" style:family="paragraph" style:parent-style-name="Heading_20_3">
      <style:paragraph-properties fo:margin-left="0.4925in" fo:margin-right="0in" fo:text-align="start" style:justify-single-word="false" fo:text-indent="-0.5in" style:auto-text-indent="false"/>
      <style:text-properties style:text-underline-style="none" officeooo:rsid="00163079"/>
    </style:style>
    <style:style style:name="P6" style:family="paragraph" style:parent-style-name="Heading_20_4">
      <style:paragraph-properties fo:margin-left="0.9846in" fo:margin-right="0in" fo:text-align="start" style:justify-single-word="false" fo:text-indent="-0.6in" style:auto-text-indent="false"/>
      <style:text-properties officeooo:rsid="00163079"/>
    </style:style>
    <style:style style:name="T1" style:family="text">
      <style:text-properties officeooo:rsid="00189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信号</text:h>
      <text:h text:style-name="P6" text:outline-level="4">signal</text:h>
      <text:p text:style-name="P1">原型</text:p>
      <text:p text:style-name="P2">#include &lt;signal.h&gt;</text:p>
      <text:p text:style-name="P3">typedef void (*sighandler_t)(int);</text:p>
      <text:p text:style-name="P4"><text:span text:style-name="T1">sighandler_t signal(int signum, sighandler_t handler);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oma" svg:font-family="Loma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background-color="transparent" fo:padding="0.0201in" fo:border="0.06pt solid #000000" style:shadow="#808080 0.0701in 0.0701in"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4-04-16T21:35:58</meta:creation-date>
    <dc:date>2014-04-16T21:56:18</dc:date>
    <dc:creator>Kevin </dc:creator>
    <meta:editing-duration>PT8M1S</meta:editing-duration>
    <meta:editing-cycles>8</meta:editing-cycles>
    <meta:generator>LibreOffice/4.0.2.2$Linux_x86 LibreOffice_project/400m0$Build-2</meta:generator>
    <meta:document-statistic meta:table-count="0" meta:image-count="0" meta:object-count="0" meta:page-count="1" meta:paragraph-count="6" meta:word-count="15" meta:character-count="118" meta:non-whitespace-character-count="110"/>
  </office:meta>
</office:document-meta>
</file>